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B0000004ABDB2620E6833E2E9.jpg" manifest:media-type="image/jpeg"/>
  <manifest:file-entry manifest:full-path="Pictures/100000000000018C0000013E3A92C4E37CDE8955.jpg" manifest:media-type="image/jpeg"/>
  <manifest:file-entry manifest:full-path="Pictures/10000201000000EF00000101FE79E6431B907ABE.png" manifest:media-type="image/png"/>
  <manifest:file-entry manifest:full-path="Pictures/10019918000018AB00001A9979D1D3E487E4FD71.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fo:font-weight="bold" style:font-size-asian="8pt" style:font-weight-asian="bold" style:font-size-complex="11pt"/>
    </style:style>
    <style:style style:name="P2" style:family="paragraph" style:parent-style-name="Standard">
      <style:paragraph-properties fo:text-align="end" style:justify-single-word="false"/>
      <style:text-properties style:font-name="Arial" fo:font-size="8pt" style:font-size-asian="8pt" style:font-name-complex="Arial" style:font-size-complex="8pt"/>
    </style:style>
    <style:style style:name="P3"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P4"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5"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6"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7"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8"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P9"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10" style:family="paragraph" style:parent-style-name="Standard">
      <style:paragraph-properties fo:line-height="150%" fo:text-align="center" style:justify-single-word="false"/>
      <style:text-properties style:font-name="Arial" fo:font-size="11pt" fo:language="es" fo:country="AR" fo:font-weight="bold" style:font-name-asian="DejaVu Sans" style:font-size-asian="11pt" style:font-weight-asian="bold" style:font-name-complex="Arial" style:font-size-complex="11pt"/>
    </style:style>
    <style:style style:name="P11"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P12"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P13" style:family="paragraph" style:parent-style-name="Header">
      <style:text-properties style:font-name="Arial" fo:font-size="8pt" fo:font-weight="bold" style:font-size-asian="8pt" style:font-weight-asian="bold" style:font-name-complex="Arial" style:font-size-complex="12pt" style:font-weight-complex="bold"/>
    </style:style>
    <style:style style:name="P14" style:family="paragraph" style:parent-style-name="Text_20_body">
      <style:paragraph-properties fo:margin-top="0.201cm" fo:margin-bottom="0.4cm" loext:contextual-spacing="false" fo:line-height="150%" fo:text-align="justify" style:justify-single-word="false"/>
    </style:style>
    <style:style style:name="P15" style:family="paragraph" style:parent-style-name="Footer">
      <style:paragraph-properties text:number-lines="true" text:line-number="0"/>
    </style:style>
    <style:style style:name="P16"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P17"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P18"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7.251cm"/>
        </style:tab-stops>
      </style:paragraph-properties>
    </style:style>
    <style:style style:name="P19"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style>
    <style:style style:name="P20" style:family="paragraph" style:parent-style-name="western">
      <style:paragraph-properties fo:margin-left="0cm" fo:margin-right="0cm" fo:margin-top="0cm" fo:margin-bottom="0.199cm" loext:contextual-spacing="false" fo:line-height="150%" fo:text-align="justify" style:justify-single-word="false" fo:text-indent="7.5cm" style:auto-text-indent="false"/>
    </style:style>
    <style:style style:name="P21" style:family="paragraph" style:parent-style-name="western">
      <style:paragraph-properties fo:margin-left="0cm" fo:margin-right="0cm" fo:margin-top="0cm" fo:margin-bottom="0cm" loext:contextual-spacing="false" fo:line-height="150%" fo:text-align="justify" style:justify-single-word="false" fo:text-indent="7.5cm" style:auto-text-indent="false"/>
    </style:style>
    <style:style style:name="P22" style:family="paragraph" style:parent-style-name="Standard">
      <style:paragraph-properties fo:margin-top="0cm" fo:margin-bottom="0.212cm" loext:contextual-spacing="false" fo:line-height="150%">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3" style:family="paragraph" style:parent-style-name="Standard">
      <style:paragraph-properties fo:margin-left="1.501cm" fo:margin-right="0cm" fo:margin-top="0cm" fo:margin-bottom="0.3cm" loext:contextual-spacing="false" fo:line-height="150%" fo:text-align="center" style:justify-single-word="false" fo:text-indent="-1.501cm" style:auto-text-indent="false">
        <style:tab-stops>
          <style:tab-stop style:position="4.503cm"/>
        </style:tab-stops>
      </style:paragraph-properties>
    </style:style>
    <style:style style:name="P24" style:family="paragraph" style:parent-style-name="Text_20_body">
      <style:paragraph-properties fo:margin-top="0.494cm" fo:margin-bottom="0.101cm" loext:contextual-spacing="false" fo:line-height="150%" fo:text-align="justify" style:justify-single-word="false"/>
    </style:style>
    <style:style style:name="P25" style:family="paragraph" style:parent-style-name="western">
      <style:paragraph-properties fo:margin-top="0.494cm" fo:margin-bottom="0.101cm" loext:contextual-spacing="false" fo:line-height="150%" fo:text-align="justify" style:justify-single-word="false" fo:orphans="0" fo:widows="0"/>
    </style:style>
    <style:style style:name="P26" style:family="paragraph" style:parent-style-name="western">
      <style:paragraph-properties fo:margin-top="0cm" fo:margin-bottom="0cm" loext:contextual-spacing="false" fo:line-height="150%"/>
      <style:text-properties style:font-name="Arial" fo:font-size="11pt" fo:font-weight="bold" style:font-size-asian="11pt" style:font-weight-asian="bold" style:font-name-complex="Arial" style:font-size-complex="11pt" style:font-weight-complex="bold"/>
    </style:style>
    <style:style style:name="P27" style:family="paragraph" style:parent-style-name="western" style:master-page-name="Standard">
      <style:paragraph-properties fo:margin-left="0cm" fo:margin-right="0cm" fo:margin-top="0.212cm" fo:margin-bottom="0.212cm" loext:contextual-spacing="false" fo:line-height="150%" fo:text-align="justify" style:justify-single-word="false" fo:text-indent="7.502cm" style:auto-text-indent="false" style:page-number="auto">
        <style:tab-stops>
          <style:tab-stop style:position="7.502cm" style:type="center"/>
        </style:tab-stops>
      </style:paragraph-properties>
      <style:text-properties fo:background-color="transparent"/>
    </style:style>
    <style:style style:name="P28" style:family="paragraph" style:parent-style-name="Standard" style:list-style-name="WW8Num2">
      <style:paragraph-properties fo:margin-left="0cm" fo:margin-right="0cm" fo:margin-top="0cm" fo:margin-bottom="0.101cm" loext:contextual-spacing="false" fo:text-align="justify" style:justify-single-word="false" fo:text-indent="0cm" style:auto-text-indent="false">
        <style:tab-stops>
          <style:tab-stop style:position="2.501cm"/>
          <style:tab-stop style:position="3cm"/>
        </style:tab-stops>
      </style:paragraph-properties>
    </style:style>
    <style:style style:name="P29" style:family="paragraph" style:parent-style-name="Standard">
      <style:paragraph-properties fo:margin-top="0cm" fo:margin-bottom="0.3cm" loext:contextual-spacing="false" fo:line-height="150%" fo:text-align="justify" style:justify-single-word="false">
        <style:tab-stops>
          <style:tab-stop style:position="3cm"/>
        </style:tab-stops>
      </style:paragraph-properties>
      <style:text-properties fo:background-color="transparent"/>
    </style:style>
    <style:style style:name="T1" style:family="text">
      <style:text-properties style:font-name="Arial" fo:font-weight="bold" style:font-weight-asian="bold" style:font-name-complex="Arial" style:font-weight-complex="bold"/>
    </style:style>
    <style:style style:name="T2" style:family="text">
      <style:text-properties style:font-name="Arial" style:text-underline-style="solid" style:text-underline-width="auto" style:text-underline-color="font-color" fo:font-weight="bold" style:font-weight-asian="bold" style:font-name-complex="Arial" style:font-weight-complex="bold"/>
    </style:style>
    <style:style style:name="T3" style:family="text">
      <style:text-properties style:font-name="Arial" fo:font-size="11pt" fo:font-weight="bold" style:font-size-asian="11pt" style:font-weight-asian="bold" style:font-name-complex="Arial" style:font-size-complex="11pt"/>
    </style:style>
    <style:style style:name="T4" style:family="text">
      <style:text-properties style:font-name="Arial" fo:font-size="11pt" fo:font-weight="bold" style:font-name-asian="TimesNewRoman" style:font-size-asian="11pt" style:font-weight-asian="bold" style:font-name-complex="Arial" style:font-size-complex="11pt" style:font-weight-complex="bold"/>
    </style:style>
    <style:style style:name="T5" style:family="text">
      <style:text-properties style:font-name="Arial" fo:font-size="11pt" fo:language="es" fo:country="AR" fo:font-weight="bold" style:font-size-asian="11pt" style:font-weight-asian="bold" style:font-name-complex="Arial" style:font-size-complex="11pt"/>
    </style:style>
    <style:style style:name="T6" style:family="text">
      <style:text-properties style:font-name="Arial" fo:font-size="11pt" fo:language="es" fo:country="AR" fo:font-weight="bold" style:font-size-asian="11pt" style:font-weight-asian="bold" style:font-name-complex="Arial" style:font-size-complex="11pt" style:font-weight-complex="bold"/>
    </style:style>
    <style:style style:name="T7" style:family="text">
      <style:text-properties style:font-name="Arial" fo:font-size="11pt" fo:language="es" fo:country="AR" fo:font-weight="bold" style:font-name-asian="Arial" style:font-size-asian="11pt" style:font-weight-asian="bold" style:font-name-complex="Arial" style:font-size-complex="11pt" style:font-weight-complex="bold"/>
    </style:style>
    <style:style style:name="T8" style:family="text">
      <style:text-properties style:font-name="Arial" fo:font-size="11pt" fo:language="es" fo:country="AR" fo:font-weight="bold" style:font-name-asian="DejaVu Sans" style:font-size-asian="11pt" style:font-weight-asian="bold" style:font-name-complex="Arial" style:font-size-complex="11pt" style:font-weight-complex="bold"/>
    </style:style>
    <style:style style:name="T9" style:family="text">
      <style:text-properties style:font-name="Arial" fo:font-size="11pt" fo:language="es" fo:country="AR" fo:font-weight="bold" style:font-name-asian="Times New Roman" style:font-size-asian="11pt" style:font-weight-asian="bold" style:font-name-complex="Arial" style:font-size-complex="11pt" style:language-complex="ar" style:country-complex="SA" style:font-weight-complex="bold"/>
    </style:style>
    <style:style style:name="T10" style:family="text">
      <style:text-properties style:font-name="Arial" fo:font-size="11pt" fo:language="es" fo:country="AR" fo:font-weight="bold" officeooo:rsid="001a0c07" style:font-name-asian="Times New Roman" style:font-size-asian="11pt" style:font-weight-asian="bold" style:font-name-complex="Arial" style:font-size-complex="11pt" style:language-complex="ar" style:country-complex="SA" style:font-weight-complex="bold"/>
    </style:style>
    <style:style style:name="T11" style:family="text">
      <style:text-properties style:font-name="Arial" fo:font-size="11pt" fo:language="es" fo:country="AR" fo:font-weight="bold" fo:background-color="#ffffff" loext:char-shading-value="0" style:font-size-asian="11pt" style:font-weight-asian="bold" style:font-name-complex="Arial" style:font-size-complex="11pt" style:font-weight-complex="bold"/>
    </style:style>
    <style:style style:name="T12" style:family="text">
      <style:text-properties style:font-name="Arial" fo:font-size="11pt" fo:language="es" fo:country="AR" fo:font-weight="bold" fo:background-color="#ffffff" loext:char-shading-value="0" style:font-name-asian="Arial" style:font-size-asian="11pt" style:font-weight-asian="bold" style:font-name-complex="Arial" style:font-size-complex="11pt" style:font-weight-complex="bold"/>
    </style:style>
    <style:style style:name="T13" style:family="text">
      <style:text-properties style:font-name="Arial" fo:font-size="11pt" fo:language="es" fo:country="AR" fo:font-weight="bold" fo:background-color="#ffffff" loext:char-shading-value="0" style:font-name-asian="Times New Roman" style:font-size-asian="11pt" style:font-weight-asian="bold" style:font-name-complex="Arial" style:font-size-complex="11pt" style:language-complex="ar" style:country-complex="SA" style:font-weight-complex="bold"/>
    </style:style>
    <style:style style:name="T14" style:family="text">
      <style:text-properties style:font-name="Arial" fo:font-size="11pt" fo:language="es" fo:country="AR" fo:font-weight="bold" officeooo:rsid="001a0c07" fo:background-color="#ffffff" loext:char-shading-value="0" style:font-name-asian="Times New Roman" style:font-size-asian="11pt" style:font-weight-asian="bold" style:font-name-complex="Arial" style:font-size-complex="11pt" style:language-complex="ar" style:country-complex="SA" style:font-weight-complex="bold"/>
    </style:style>
    <style:style style:name="T15" style:family="text">
      <style:text-properties style:font-name="Arial" fo:font-size="11pt" fo:language="es" fo:country="AR" style:font-size-asian="11pt" style:font-name-complex="Arial" style:font-size-complex="11pt"/>
    </style:style>
    <style:style style:name="T16" style:family="text">
      <style:text-properties style:font-name="Arial" fo:font-size="11pt" fo:language="es" fo:country="AR" style:font-size-asian="11pt" style:font-name-complex="Arial" style:font-size-complex="11pt" style:font-weight-complex="bold"/>
    </style:style>
    <style:style style:name="T17" style:family="text">
      <style:text-properties style:font-name="Arial" fo:font-size="11pt" fo:language="es" fo:country="AR" style:font-name-asian="DejaVu Sans" style:font-size-asian="11pt" style:font-name-complex="Arial" style:font-size-complex="11pt" style:font-weight-complex="bold"/>
    </style:style>
    <style:style style:name="T18" style:family="text">
      <style:text-properties style:font-name="Arial" fo:font-size="11pt" fo:language="es" fo:country="AR" style:text-underline-style="solid" style:text-underline-width="auto" style:text-underline-color="font-color" fo:font-weight="bold" style:font-name-asian="Arial" style:font-size-asian="11pt" style:font-weight-asian="bold" style:font-name-complex="Arial" style:font-size-complex="11pt" style:font-weight-complex="bold"/>
    </style:style>
    <style:style style:name="T19"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style>
    <style:style style:name="T20"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font-weight-complex="bold"/>
    </style:style>
    <style:style style:name="T21" style:family="text">
      <style:text-properties style:font-name="Arial" fo:font-size="11pt" fo:language="es" fo:country="AR" style:font-name-asian="Times New Roman" style:font-size-asian="11pt" style:font-name-complex="Arial" style:font-size-complex="11pt" style:language-complex="ar" style:country-complex="SA" style:font-weight-complex="bold"/>
    </style:style>
    <style:style style:name="T22" style:family="text">
      <style:text-properties style:font-name="Arial" fo:font-size="11pt" fo:language="es" fo:country="AR" style:font-name-asian="Arial" style:font-size-asian="11pt" style:font-name-complex="Arial" style:font-size-complex="11pt"/>
    </style:style>
    <style:style style:name="T23" style:family="text">
      <style:text-properties style:font-name="Arial" fo:font-size="11pt" fo:language="es" fo:country="AR" style:font-name-asian="Arial" style:font-size-asian="11pt" style:font-name-complex="Arial" style:font-size-complex="11pt" style:font-weight-complex="bold"/>
    </style:style>
    <style:style style:name="T24" style:family="text">
      <style:text-properties style:font-name="Arial" fo:font-size="11pt" fo:language="es" fo:country="AR" fo:background-color="#ffffff" loext:char-shading-value="0" style:font-size-asian="11pt" style:font-name-complex="Arial" style:font-size-complex="11pt" style:font-weight-complex="bold"/>
    </style:style>
    <style:style style:name="T25" style:family="text">
      <style:text-properties style:font-name="Arial" fo:font-size="11pt" fo:language="es" fo:country="AR" officeooo:rsid="0019b8d8" fo:background-color="#ffffff" loext:char-shading-value="0" style:font-size-asian="11pt" style:font-name-complex="Arial" style:font-size-complex="11pt" style:font-weight-complex="bold"/>
    </style:style>
    <style:style style:name="T26" style:family="text">
      <style:text-properties style:font-name="Arial" fo:font-size="11pt" fo:language="es" fo:country="AR" fo:background-color="#ffffff" loext:char-shading-value="0" style:font-name-asian="Times New Roman" style:font-size-asian="11pt" style:font-name-complex="Arial" style:font-size-complex="11pt" style:language-complex="ar" style:country-complex="SA" style:font-weight-complex="bold"/>
    </style:style>
    <style:style style:name="T27" style:family="text">
      <style:text-properties style:font-name="Arial" fo:font-size="11pt" style:font-size-asian="11pt" style:font-name-complex="Arial" style:font-size-complex="11pt"/>
    </style:style>
    <style:style style:name="T28" style:family="text">
      <style:text-properties style:font-name="Arial" fo:font-size="11pt" style:font-name-asian="TimesNewRoman" style:font-size-asian="11pt" style:font-name-complex="Arial" style:font-size-complex="11pt"/>
    </style:style>
    <style:style style:name="T29" style:family="text">
      <style:text-properties fo:font-size="11pt" style:font-size-asian="11pt" style:font-size-complex="11pt"/>
    </style:style>
    <style:style style:name="T30" style:family="text">
      <style:text-properties fo:color="#000000" style:font-name="Arial" fo:font-size="11pt" fo:language="es" fo:country="AR" style:font-name-asian="Times New Roman" style:font-size-asian="11pt" style:font-name-complex="Arial" style:font-size-complex="11pt" style:language-complex="ar" style:country-complex="SA"/>
    </style:style>
    <style:style style:name="T31" style:family="text">
      <style:text-properties fo:color="#000000" style:font-name="Arial" fo:font-size="11pt" fo:language="es" fo:country="AR" fo:font-weight="bold" style:font-size-asian="11pt" style:font-weight-asian="bold" style:font-name-complex="Arial" style:font-size-complex="11pt" style:font-weight-complex="bold"/>
    </style:style>
    <style:style style:name="T32" style:family="text">
      <style:text-properties fo:color="#000000" style:font-name="Arial" fo:font-size="11pt" fo:language="es" fo:country="AR" style:font-size-asian="11pt" style:font-name-complex="Arial" style:font-size-complex="11pt"/>
    </style:style>
    <style:style style:name="T33" style:family="text">
      <style:text-properties fo:color="#000000" style:font-name="Arial" fo:font-size="11pt" fo:language="es" fo:country="AR" fo:background-color="#ffffff" loext:char-shading-value="0" style:font-name-asian="Times New Roman" style:font-size-asian="11pt" style:font-name-complex="Arial" style:font-size-complex="11pt" style:language-complex="ar" style:country-complex="SA"/>
    </style:style>
    <style:style style:name="T34" style:family="text">
      <style:text-properties fo:color="#000000" fo:font-size="11pt" style:font-size-asian="11pt" style:font-size-complex="11pt"/>
    </style:style>
    <style:style style:name="T35" style:family="text">
      <style:text-properties fo:color="#000000" fo:font-size="11pt" fo:language="es" fo:country="AR" style:font-size-asian="11pt" style:font-size-complex="11pt"/>
    </style:style>
    <style:style style:name="T36" style:family="text">
      <style:text-properties fo:color="#ffffff" style:font-name="Arial" fo:font-size="11pt" style:font-size-asian="11pt" style:font-name-complex="Arial" style:font-size-complex="11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6">VISTO:</text:span><text:span text:style-name="T15"> el Expediente </text:span><text:span text:style-name="T6">Nº </text:span><text:span text:style-name="T12"><text:text-input text:description="$expediente">$expediente</text:text-input></text:span><text:span text:style-name="T6"><text:s/>CERTIFICADO DE DEUDA <text:s/></text:span><text:span text:style-name="T11"><text:text-input text:description="$cliente">$cliente</text:text-input></text:span><text:span text:style-name="T6"><text:s/></text:span><text:span text:style-name="T16">con</text:span><text:span text:style-name="T6"> </text:span><text:span text:style-name="T16">CUIT </text:span><text:span text:style-name="T25"><text:text-input text:description="$cuit">$cuit</text:text-input></text:span><text:span text:style-name="T16"><text:s/></text:span><text:span text:style-name="T15">registro del Parque de la Salud de la Provincia de Misiones Dr. Ramón Madariaga,</text:span><text:span text:style-name="T6"> y;</text:span></text:p>
      <text:p text:style-name="P26">CONSIDERANDO:</text:p>
      <text:p text:style-name="P20"><text:span text:style-name="T5">QUE,</text:span><text:span text:style-name="T29"> </text:span><text:span text:style-name="T15">en el marco de lo dispuesto por la <text:s/>Ley VII – Nº 103º, de PRESUPUESTO GENERAL DE LA ADMINISTRACIÓN PÚBLICA PROVINCIAL EJERCICIO FINANCIERO 2025, artículo 16º, se crea el “FONDO PROVINCIAL DE RECUPERO DE SALUD", en el ámbito de la Subsecretaría de Hacienda, dependiente del Ministerio de Hacienda, Finanzas, Obras, y Servicios Públicos, el cual estará integrado con los recursos provenientes de los certificados de deuda emitidos por los Entes provinciales de Salud a las Obras Sociales, Entidades de Medicina prepaga, Compañías de Seguros, empleadores en general y/o terceros obligados, por las prestaciones asistenciales brindadas a pacientes afiliados o beneficiarios; </text:span></text:p>
      <text:p text:style-name="P21"><text:span text:style-name="T8">QUE, </text:span><text:span text:style-name="T17">mediante </text:span><text:span text:style-name="T27">resolución de fecha siete de noviembre del 2024, obrante en Acta Nº 251</text:span><text:span text:style-name="T17">, y </text:span><text:span text:style-name="T27">resolución de fecha catorce de noviembre del 2024, obrante en Acta Nº 252, ambas del Consejo de Administración de la Fundación Parque de la Salud Dr. Ramón Madariaga Ley XVII – Nº 70 (FUN. PAR. SAL.), entidad que posee el gobierno y la administración del Ente Público Descentralizado Parque de la Salud de la Provincia de Misiones Dr. Ramón Madariaga, conforme Ley XVII – Nº 70, </text:span><text:span text:style-name="T17">se aprobó el “Procedimiento y Requisitos para la Emisión de Certificados de Deuda”;</text:span></text:p>
      <text:p text:style-name="P21"><text:span text:style-name="T8">QUE, </text:span><text:span text:style-name="T17">de conformidad a las resoluciones mencionadas en el considerando precedente, se ha dado cumplimiento a las disposiciones de la Ley I – Nº 89, Ley de Procedimiento Administrativo, observándose también toda la normativa aplicable al Ente Público Descentralizado Parque de la Salud de la Provincia de Misiones Dr. Ramón Madariaga; <text:s/></text:span></text:p>
      <text:p text:style-name="P21"><text:span text:style-name="T8">QUE, </text:span><text:span text:style-name="T17">resulta necesario aprobar el Certificado de Deuda, el cual reviste el carácter de suficiente título ejecutivo conforme al artículo 489 de la Ley XII - N.° 27 Código Procesal Civil, Comercial, de Familia y Violencia Familiar de la Provincia de Misiones;</text:span></text:p>
      <text:p text:style-name="P18"><text:span text:style-name="T3">QUE,</text:span><text:span text:style-name="T27"> la suscripta dispone lo establecido en la presente, en carácter de Gerente General, conforme resoluciones de fecha 11 de Julio del 2019, obrante en Acta Nº 165, y de fecha 23 de septiembre del 2024, obrante en Acta Nº 249, ambas del Consejo de Administración de la Fundación Parque de la Salud Dr. Ramón Madariaga Ley XVII – Nº 70 (FUN. PAR. SAL.);</text:span></text:p>
      <text:p text:style-name="P19"><text:soft-page-break/><text:span text:style-name="T4">QUE, </text:span><text:span text:style-name="T28">a los fines legales y administrativos corresponde el dictado del presente instrumento legal.</text:span></text:p>
      <text:p text:style-name="P22">POR ELLO:</text:p>
      <text:p text:style-name="P10">LA SRA. GERENTE GENERAL DE LA FUNDACIÓN PARQUE DE LA SALUD DR. RAMÓN MADARIAGA LEY XVII – Nº 70 (FUN.PAR.SAL.).</text:p>
      <text:p text:style-name="P23"><text:span text:style-name="T18">D I S P O N E</text:span><text:span text:style-name="T7">:</text:span></text:p>
      <text:p text:style-name="P29"><text:span text:style-name="T18">ARTÍCULO 1º.</text:span><text:span text:style-name="T7">- </text:span><text:span text:style-name="T9">APRUÉBASE</text:span><text:span text:style-name="T21">, el Certificado de Deuda Nº </text:span><text:span text:style-name="T21"><text:text-input text:description="$numero">$numero</text:text-input></text:span><text:span text:style-name="T21"><text:s/>fecha </text:span><text:span text:style-name="T21"><text:text-input text:description="$fechaStr">$fechaStr</text:text-input></text:span><text:span text:style-name="T9">, </text:span><text:span text:style-name="T21">por la suma de</text:span><text:span text:style-name="T9"> </text:span><text:span text:style-name="T9"><text:text-input text:description="$monto_letra">$monto_letra</text:text-input></text:span><text:span text:style-name="T9"><text:s/>(</text:span><text:span text:style-name="T9"><text:text-input text:description="$monto">$monto</text:text-input></text:span><text:span text:style-name="T9">-),</text:span><text:span text:style-name="T21"> <text:s/>correspondiente a </text:span><text:span text:style-name="T10"><text:text-input text:description="$cliente">$cliente</text:text-input></text:span><text:span text:style-name="T6"><text:s/></text:span><text:span text:style-name="T16">con</text:span><text:span text:style-name="T6"> </text:span><text:span text:style-name="T16">CUIT </text:span><text:span text:style-name="T21"><text:text-input text:description="$cuit">$cuit</text:text-input></text:span><text:span text:style-name="T21">, conforme a las constancias obrantes en las presentes actuaciones</text:span><text:span text:style-name="T30">.</text:span></text:p>
      <text:list xml:id="list627899896" text:style-name="WW8Num2">
        <text:list-item>
          <text:list>
            <text:list-item>
              <text:p text:style-name="P28"><text:span text:style-name="T20">ARTÍCULO <text:s/>2º.</text:span><text:span text:style-name="T6">- <text:s/>NOTIFÍQUESE, </text:span><text:span text:style-name="T16">de la presente Disposición, al sujeto obligado al pago,</text:span></text:p>
            </text:list-item>
            <text:list-item>
              <text:p text:style-name="P28"><text:span text:style-name="T23"><text:s text:c="28"/></text:span><text:span text:style-name="T16">señalado en el artículo precedente, en su domicilio legal.</text:span></text:p>
            </text:list-item>
          </text:list>
        </text:list-item>
      </text:list>
      <text:p text:style-name="P25"><text:span text:style-name="T20">ARTICULO 3º.</text:span><text:span text:style-name="T6">- </text:span><text:span text:style-name="T31">INSTRÚYASE, </text:span><text:span text:style-name="T32">a la Dirección de Administración del Parque de la <text:s text:c="148"/><text:tab/><text:tab/> <text:s text:c="4"/>Salud de la Provincia de Misiones Dr. Ramón Madariaga a fin de que, previa notificación al sujeto obligado al pago, y una vez firme, </text:span><text:span text:style-name="Encabezado1_20_Car"><text:span text:style-name="T34">se proceda a efectuar el cobro por la vía extrajudicial o judicial pertinente, y su producido, previo descuento de gastos y costas, se deposite en la cuenta <text:s/>habilitada al efecto, del </text:span></text:span><text:span text:style-name="Encabezado1_20_Car"><text:span text:style-name="T35">“FONDO PROVINCIAL DE RECUPERO DE SALUD", creado dentro de</text:span></text:span><text:span text:style-name="Encabezado1_20_Car"><text:span text:style-name="T34">l ámbito</text:span></text:span><text:span text:style-name="Encabezado1_20_Car"><text:span text:style-name="T29"> de la Subsecretaría de Hacienda, dependiente del Ministerio de Hacienda, Finanzas, Obras, y Servicios Público</text:span></text:span><text:span text:style-name="T15"> de la Provincia de Misiones;</text:span></text:p>
      <text:p text:style-name="P24"><text:span text:style-name="T19">ARTÍCULO 4º.</text:span><text:span text:style-name="T5">- REGÍSTRESE, </text:span><text:span text:style-name="T15">comuníquese, notifíquese, tomen conocimiento: </text:span><text:span text:style-name="T36">………………… </text:span><text:span text:style-name="T15">F</text:span><text:span text:style-name="T22">undación Parque de la Salud Dr. Ramón Madariaga Ley XVII-Nº 70 (FUN.PAR.SAL); Parque de la Salud de la Provincia de Misiones Dr. Ramón Madariaga</text:span><text:span text:style-name="T15">. Cumplido, </text:span><text:span text:style-name="T5">ARCHÍVES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SimSun" style:font-family-asian="SimSun, 宋体" style:font-pitch-asian="variable" style:font-size-asian="12pt" style:language-asian="zh" style:country-asian="CN" style:font-name-complex="Mangal" style:font-family-complex="Mangal, Courier" style:font-family-generic-complex="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Courier"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Courier" style:font-family-generic-complex="roman"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Heading_20_1" style:display-name="Heading 1" style:family="paragraph" style:parent-style-name="Encabezado1"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text-properties fo:font-size="14pt" fo:font-weight="bold" style:font-size-asian="14pt" style:font-weight-asian="bold" style:font-size-complex="14pt" style:font-weight-complex="bold"/>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2"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8"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7"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6"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5"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4"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2" style:family="paragraph" style:parent-style-name="Encabezado1"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orphans="2" fo:widows="2" fo:hyphenation-ladder-count="no-limit"/>
      <style:text-properties style:use-window-font-color="true" style:font-name="Times New Roman" fo:font-family="'Times New Roman'" style:font-family-generic="roman" style:font-pitch="variable"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font-size-complex="10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795cm" style:type="center"/>
          <style:tab-stop style:position="15.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estern" style:family="paragraph" style:parent-style-name="Standard">
      <style:paragraph-properties fo:margin-top="0.494cm" fo:margin-bottom="0.21cm" loext:contextual-spacing="false" fo:orphans="2" fo:widows="2" fo:hyphenation-ladder-count="no-limit"/>
      <style:text-properties fo:color="#000000"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Fuente_20_de_20_párrafo_20_predeter.1" style:display-name="Fuente de párrafo predeter.1" style:family="text"/>
    <style:style style:name="Font_20_Style92" style:display-name="Font Style92" style:family="text">
      <style:text-properties style:font-name="Arial" fo:font-family="Arial" style:font-family-generic="swiss" style:font-pitch="variable" fo:font-size="8pt" fo:letter-spacing="-0.018cm" fo:font-weight="bold" style:font-size-asian="8pt" style:font-weight-asian="bold" style:font-name-complex="Arial" style:font-family-complex="Arial" style:font-family-generic-complex="swiss" style:font-pitch-complex="variable" style:font-size-complex="8pt" style:font-weight-complex="bold"/>
    </style:style>
    <style:style style:name="Texto_20_de_20_globo_20_Car" style:display-name="Texto de globo Car" style:family="text">
      <style:text-properties style:font-name="Tahoma" fo:font-family="Tahoma" style:font-family-generic="swiss" style:font-pitch="variable" fo:font-size="8pt" style:letter-kerning="true" style:font-name-asian="SimSun" style:font-family-asian="SimSun, 宋体" style:font-pitch-asian="variable" style:font-size-asian="8pt" style:language-asian="zh" style:country-asian="CN" style:font-name-complex="Mangal" style:font-family-complex="Mangal, Courier" style:font-family-generic-complex="roman" style:font-pitch-complex="variable" style:font-size-complex="7pt" style:language-complex="hi" style:country-complex="IN"/>
    </style:style>
    <style:style style:name="Encabezado_20_Car" style:display-name="Encabezado Car" style:family="text">
      <style:text-properties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Encabezado1_20_Car" style:display-name="Encabezado1 Car" style:family="text">
      <style:text-properties style:font-name="Arial" fo:font-family="Arial" style:font-family-generic="swiss" style:font-pitch="variable" fo:font-size="14pt" fo:language="es" fo:country="ES" style:letter-kerning="true" style:font-name-asian="Microsoft YaHei" style:font-family-asian="'Microsoft YaHei'" style:font-family-generic-asian="swiss" style:font-pitch-asian="variable" style:font-size-asian="14pt" style:language-asian="zh" style:country-asian="CN" style:font-name-complex="Mangal" style:font-family-complex="Mangal, Courier" style:font-family-generic-complex="roman" style:font-pitch-complex="variable" style:font-size-complex="14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725cm" fo:margin-left="-1.48cm" table:align="left" style:writing-mode="lr-tb"/>
    </style:style>
    <style:style style:name="Tabla1.A" style:family="table-column">
      <style:table-column-properties style:column-width="2.76cm"/>
    </style:style>
    <style:style style:name="Tabla1.B" style:family="table-column">
      <style:table-column-properties style:column-width="0.499cm"/>
    </style:style>
    <style:style style:name="Tabla1.C" style:family="table-column">
      <style:table-column-properties style:column-width="0.288cm"/>
    </style:style>
    <style:style style:name="Tabla1.D" style:family="table-column">
      <style:table-column-properties style:column-width="12.88cm"/>
    </style:style>
    <style:style style:name="Tabla1.E" style:family="table-column">
      <style:table-column-properties style:column-width="1.011cm"/>
    </style:style>
    <style:style style:name="Tabla1.1" style:family="table-row">
      <style:table-row-properties style:min-row-height="0.141cm" fo:keep-together="auto"/>
    </style:style>
    <style:style style:name="Tabla1.A1" style:family="table-cell">
      <style:table-cell-properties style:vertical-align="bottom" fo:padding-left="0.123cm" fo:padding-right="0.123cm" fo:padding-top="0cm" fo:padding-bottom="0cm" fo:border="none" style:writing-mode="lr-tb"/>
    </style:style>
    <style:style style:name="Tabla1.2" style:family="table-row">
      <style:table-row-properties style:min-row-height="0.519cm" fo:keep-together="auto"/>
    </style:style>
    <style:style style:name="Tabla1.B2" style:family="table-cell">
      <style:table-cell-properties style:vertical-align="middle" fo:padding-left="0.123cm" fo:padding-right="0.123cm" fo:padding-top="0cm" fo:padding-bottom="0cm" fo:border="none" style:writing-mode="lr-tb"/>
    </style:style>
    <style:style style:name="Tabla1.C3" style:family="table-cell">
      <style:table-cell-properties style:vertical-align="top" fo:padding-left="0.123cm" fo:padding-right="0.123cm" fo:padding-top="0cm" fo:padding-bottom="0cm" fo:border="none" style:writing-mode="lr-tb"/>
    </style:style>
    <style:style style:name="Tabla1.4" style:family="table-row">
      <style:table-row-properties style:min-row-height="0.217cm" fo:keep-together="auto"/>
    </style:style>
    <style:style style:name="Tabla1.D4" style:family="table-cell">
      <style:table-cell-properties fo:padding="0cm" fo:border="none"/>
    </style:style>
    <style:style style:name="Tabla1.5" style:family="table-row">
      <style:table-row-properties style:min-row-height="0.45cm" fo:keep-together="auto"/>
    </style:style>
    <style:style style:name="Tabla1.D5" style:family="table-cell">
      <style:table-cell-properties fo:padding="0cm" fo:border="none"/>
    </style:style>
    <style:style style:name="Tabla1.D6" style:family="table-cell">
      <style:table-cell-properties fo:padding="0cm" fo:border="none"/>
    </style:style>
    <style:style style:name="MP1" style:family="paragraph" style:parent-style-name="Standard">
      <style:text-properties fo:font-size="8pt" fo:font-weight="bold" style:font-size-asian="8pt" style:font-weight-asian="bold" style:font-size-complex="11pt"/>
    </style:style>
    <style:style style:name="MP2" style:family="paragraph" style:parent-style-name="Standard">
      <style:paragraph-properties fo:text-align="end" style:justify-single-word="false"/>
      <style:text-properties style:font-name="Arial" fo:font-size="8pt" style:font-size-asian="8pt" style:font-name-complex="Arial" style:font-size-complex="8pt"/>
    </style:style>
    <style:style style:name="MP3"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MP4" style:family="paragraph" style:parent-style-name="Header">
      <style:text-properties style:font-name="Arial" fo:font-size="8pt" fo:font-weight="bold" style:font-size-asian="8pt" style:font-weight-asian="bold" style:font-name-complex="Arial" style:font-size-complex="12pt" style:font-weight-complex="bold"/>
    </style:style>
    <style:style style:name="MP5"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MP6" style:family="paragraph" style:parent-style-name="Text_20_body">
      <style:paragraph-properties fo:margin-top="0.201cm" fo:margin-bottom="0.4cm" loext:contextual-spacing="false" fo:line-height="150%" fo:text-align="justify" style:justify-single-word="false"/>
    </style:style>
    <style:style style:name="MP7" style:family="paragraph" style:parent-style-name="Footer">
      <style:paragraph-properties text:number-lines="true" text:line-number="0"/>
    </style:style>
    <style:style style:name="MP8"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9"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0"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1"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MP12"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3"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4"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MP15"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MP16"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MT1" style:family="text">
      <style:text-properties style:font-name="Arial" fo:font-weight="bold" style:font-weight-asian="bold" style:font-name-complex="Arial" style:font-weight-complex="bold"/>
    </style:style>
    <style:style style:name="MT2" style:family="text">
      <style:text-properties style:font-name="Arial" style:text-underline-style="solid" style:text-underline-width="auto" style:text-underline-color="font-color" fo:font-weight="bold" style:font-weight-asian="bold" style:font-name-complex="Arial"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M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style:page-layout style:name="Mpm1">
      <style:page-layout-properties fo:page-width="21.59cm" fo:page-height="35.56cm" style:num-format="1" style:print-orientation="portrait" fo:margin-top="0.25cm" fo:margin-bottom="3.821cm" fo:margin-left="4.501cm" fo:margin-right="1.501cm" fo:background-color="#ffffff" style:writing-mode="lr-tb" style:layout-grid-color="#c0c0c0" style:layout-grid-lines="4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18cm" fo:margin-left="0cm" fo:margin-right="0cm" fo:margin-top="0.081cm" style:dynamic-spacing="tru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table-row table:style-name="Tabla1.1">
            <table:table-cell table:style-name="Tabla1.A1" table:number-columns-spanned="2" office:value-type="string">
              <text:p text:style-name="MP8"/>
            </table:table-cell>
            <table:covered-table-cell/>
            <table:table-cell table:style-name="Tabla1.A1" table:number-columns-spanned="2" office:value-type="string">
              <text:p text:style-name="MP8"/>
            </table:table-cell>
            <table:covered-table-cell/>
            <table:table-cell table:style-name="Tabla1.A1" table:number-columns-spanned="2" office:value-type="string">
              <text:p text:style-name="MP9"/>
            </table:table-cell>
            <table:covered-table-cell/>
          </table:table-row>
          <table:table-row table:style-name="Tabla1.2">
            <table:table-cell table:style-name="Tabla1.A1" office:value-type="string">
              <text:p text:style-name="MP10"><draw:frame draw:style-name="Mfr3" draw:name="Imagen2" text:anchor-type="char" svg:x="1.358cm" svg:y="0.191cm" svg:width="2.39cm" svg:height="2.602cm" draw:z-index="5"><draw:image xlink:href="Pictures/10019918000018AB00001A9979D1D3E487E4FD71.emf" xlink:type="simple" xlink:show="embed" xlink:actuate="onLoad" loext:mime-type="image/x-emf"/><draw:image xlink:href="Pictures/10000201000000EF00000101FE79E6431B907ABE.png" xlink:type="simple" xlink:show="embed" xlink:actuate="onLoad" loext:mime-type="image/png"/></draw:frame></text:p>
            </table:table-cell>
            <table:table-cell table:style-name="Tabla1.B2" table:number-columns-spanned="4" office:value-type="string">
              <text:p text:style-name="MP11"/>
            </table:table-cell>
            <table:covered-table-cell/>
            <table:covered-table-cell/>
            <table:covered-table-cell/>
            <table:table-cell table:style-name="Tabla1.A1" office:value-type="string">
              <text:p text:style-name="MP12"/>
            </table:table-cell>
          </table:table-row>
          <table:table-row table:style-name="Tabla1.1">
            <table:table-cell table:style-name="Tabla1.A1" table:number-columns-spanned="2" office:value-type="string">
              <text:p text:style-name="MP13"><text:s text:c="5"/></text:p>
            </table:table-cell>
            <table:covered-table-cell/>
            <table:table-cell table:style-name="Tabla1.C3" table:number-columns-spanned="3" office:value-type="string">
              <text:p text:style-name="MP14">“2025 - Año de la Protección Integral de Niñas, Niños y Adolescentes, de la Lucha contra el Abuso, la Violencia en Todas sus Formas y los Ciberdelitos; de la Accesibilidad Digital para Personas con Discapacidad; de la Contribución de las Cooperativas a los Objetivos de Desarrollo Sostenible; así como de la Concientización y Promoción de la Funga Misionera.”</text:p>
            </table:table-cell>
            <table:covered-table-cell/>
            <table:covered-table-cell/>
            <table:table-cell table:style-name="Tabla1.A1" office:value-type="string">
              <text:p text:style-name="MP12"/>
            </table:table-cell>
          </table:table-row>
          <table:table-row table:style-name="Tabla1.4">
            <table:table-cell table:style-name="Tabla1.A1" table:number-columns-spanned="2" office:value-type="string">
              <text:p text:style-name="MP12"/>
            </table:table-cell>
            <table:covered-table-cell/>
            <table:table-cell table:style-name="Tabla1.A1" office:value-type="string">
              <text:p text:style-name="MP13"><text:s text:c="7"/></text:p>
            </table:table-cell>
            <table:table-cell table:style-name="Tabla1.D4"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3"><text:s/></text:p>
            </table:table-cell>
            <table:covered-table-cell/>
            <table:table-cell table:style-name="Tabla1.A1" office:value-type="string">
              <text:p text:style-name="MP12"/>
            </table:table-cell>
            <table:table-cell table:style-name="Tabla1.D5"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2"/>
            </table:table-cell>
            <table:covered-table-cell/>
            <table:table-cell table:style-name="Tabla1.A1" office:value-type="string">
              <text:p text:style-name="MP12"/>
            </table:table-cell>
            <table:table-cell table:style-name="Tabla1.D6" table:number-columns-spanned="3" office:value-type="string">
              <text:p text:style-name="MP16"/>
            </table:table-cell>
            <table:covered-table-cell/>
            <table:covered-table-cell/>
          </table:table-row>
        </table:table>
        <text:p text:style-name="MP2"/>
        <text:p text:style-name="MP3"/>
        <text:p text:style-name="MP4"/>
        <text:p text:style-name="MP5"><text:s text:c="7"/>POSADAS, </text:p>
        <text:p text:style-name="MP5"/>
        <text:p text:style-name="MP6"><text:span text:style-name="MT1">DISPOSICIÓN N</text:span><text:span text:style-name="MT2">º <text:s text:c="38"/>.</text:span><text:span text:style-name="MT1">-</text:span><draw:frame draw:style-name="Mfr1" draw:name="Imagen3" text:anchor-type="char" svg:x="-0.626cm" svg:y="3.581cm" svg:width="16.106cm" svg:height="11.044cm" draw:z-index="1"><draw:image xlink:href="Pictures/100000000000018C0000013E3A92C4E37CDE8955.jpg" xlink:type="simple" xlink:show="embed" xlink:actuate="onLoad" loext:mime-type="image/jpeg"/></draw:frame></text:p>
      </style:header>
      <style:footer>
        <text:p text:style-name="MP7"><draw:frame draw:style-name="Mfr2" draw:name="Imagen1" text:anchor-type="char" svg:x="0.002cm" svg:y="2.325cm" svg:width="15.57cm" svg:height="1.787cm" draw:z-index="3"><draw:image xlink:href="Pictures/100000000000020B0000004ABDB2620E6833E2E9.jpg" xlink:type="simple" xlink:show="embed" xlink:actuate="onLoad" loext:mime-type="image/jpe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lejandro toumanian</meta:initial-creator>
    <meta:creation-date>2025-03-11T11:01:00</meta:creation-date>
    <dc:date>2025-03-25T12:09:36.833218626</dc:date>
    <meta:print-date>2025-02-27T08:32:00</meta:print-date>
    <meta:editing-cycles>11</meta:editing-cycles>
    <meta:generator>LibreOffice/6.4.7.2$Linux_X86_64 LibreOffice_project/40$Build-2</meta:generator>
    <meta:editing-duration>PT1H27M23S</meta:editing-duration>
    <meta:document-statistic meta:table-count="1" meta:image-count="3" meta:object-count="0" meta:page-count="2" meta:paragraph-count="22" meta:word-count="687" meta:character-count="4437" meta:non-whitespace-character-count="3534"/>
  </office:meta>
</office:document-meta>
</file>